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d546"/>
    </style:style>
    <style:style style:name="P2" style:family="paragraph" style:parent-style-name="Preformatted_20_Text">
      <style:text-properties officeooo:rsid="00195d28" officeooo:paragraph-rsid="00195d28"/>
    </style:style>
    <style:style style:name="P3" style:family="paragraph" style:parent-style-name="Preformatted_20_Text">
      <style:text-properties officeooo:paragraph-rsid="001a086b"/>
    </style:style>
    <style:style style:name="P4" style:family="paragraph" style:parent-style-name="Preformatted_20_Text">
      <style:text-properties officeooo:rsid="001a086b" officeooo:paragraph-rsid="001a086b"/>
    </style:style>
    <style:style style:name="P5" style:family="paragraph" style:parent-style-name="Preformatted_20_Text">
      <style:text-properties fo:font-size="14pt" fo:font-weight="bold" officeooo:rsid="001c4087" officeooo:paragraph-rsid="001c4087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0pt" fo:font-weight="normal" officeooo:rsid="001c4087" officeooo:paragraph-rsid="001c4087" style:font-size-asian="10pt" style:font-weight-asian="normal" style:font-size-complex="10pt" style:font-weight-complex="normal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fo:font-weight="bold" officeooo:paragraph-rsid="00195d28" style:font-weight-asian="bold" style:font-weight-complex="bold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fo:font-weight="bold" officeooo:rsid="001a086b" officeooo:paragraph-rsid="001a086b" style:font-weight-asian="bold" style:font-weight-complex="bold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font-weight="bold" officeooo:rsid="001a086b" officeooo:paragraph-rsid="001a61a6" style:font-weight-asian="bold" style:font-weight-complex="bold"/>
    </style:style>
    <style:style style:name="T1" style:family="text">
      <style:text-properties officeooo:rsid="001a086b"/>
    </style:style>
    <style:style style:name="T2" style:family="text">
      <style:text-properties officeooo:rsid="001a61a6"/>
    </style:style>
    <style:style style:name="T3" style:family="text">
      <style:text-properties officeooo:rsid="001c5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ison</text:p>
      <text:p text:style-name="P6">1989 - Alice Cooper. (vincent furnier hat seine Band zuerst so getauft, bis ihm alle Alice Cooper gesagt haben). </text:p>
      <text:p text:style-name="Preformatted_20_Text"/>
      <text:p text:style-name="Preformatted_20_Text">e-|-------------------------------------------------|</text:p>
      <text:p text:style-name="Preformatted_20_Text">b-|-------------------------------------------------|</text:p>
      <text:p text:style-name="Preformatted_20_Text">g-|-------------9-----7---------5-------5-----------|</text:p>
      <text:p text:style-name="Preformatted_20_Text">d-|-0--0--7--0-----0-----0--4h5----4h5------2--0----|</text:p>
      <text:p text:style-name="P1">a-|-------------------------------------------------|</text:p>
      <text:p text:style-name="P7">E-|-------------------------------------------------|</text:p>
      <text:p text:style-name="P2">Dm <text:s text:c="7"/>Bb <text:s text:c="4"/>F <text:s text:c="11"/>C <text:tab/><text:tab/><text:tab/><text:tab/><text:tab/><text:tab/><text:span text:style-name="T3">119</text:span></text:p>
      <text:p text:style-name="Preformatted_20_Text">Your cruel device Your blood, like ice</text:p>
      <text:p text:style-name="Preformatted_20_Text">Gm <text:s text:c="5"/>D# <text:s text:c="8"/>A# <text:s text:c="6"/>D</text:p>
      <text:p text:style-name="Preformatted_20_Text">One look could kill My pain, your thrill</text:p>
      <text:p text:style-name="P8"/>
      <text:p text:style-name="P9">Gm <text:s text:c="6"/>D# <text:s text:c="13"/>A# <text:s text:c="9"/><text:span text:style-name="T2">F</text:span> <text:s text:c="11"/>Cm </text:p>
      <text:p text:style-name="P8">I want to love you but I better not touch (Don't touch)</text:p>
      <text:p text:style-name="P8"><text:s text:c="12"/>G# <text:s text:c="12"/>D# <text:s text:c="4"/>A# <text:s text:c="9"/>Am </text:p>
      <text:p text:style-name="P8">I want to hold you but my senses tell me to stop</text:p>
      <text:p text:style-name="P9"><text:s text:c="12"/>F <text:s text:c="12"/>C <text:s text:c="10"/>G <text:s text:c="8"/>Dm</text:p>
      <text:p text:style-name="P8">I want to kiss you but I want it too much (Too much)</text:p>
      <text:p text:style-name="P8"><text:s text:c="12"/>Bb <text:s text:c="15"/>F <text:s text:c="7"/>C <text:s text:c="7"/>Dm <text:s text:c="2"/>Bb <text:s/>F <text:s text:c="2"/>C</text:p>
      <text:p text:style-name="P8">I want to taste you but your lips are venomous poison</text:p>
      <text:p text:style-name="P8"><text:s text:c="8"/>Dm <text:s text:c="4"/>Bb <text:s text:c="8"/>F <text:s text:c="6"/>C <text:s text:c="11"/>Dm <text:s text:c="2"/>Bb <text:s text:c="2"/>F <text:s text:c="2"/>C</text:p>
      <text:p text:style-name="P8">You're poison running through my veins You're poison</text:p>
      <text:p text:style-name="P8">Dm <text:s text:c="7"/>Bb <text:s text:c="5"/>F <text:s text:c="11"/>C <text:s text:c="5"/><text:span text:style-name="T1">|Bb <text:s text:c="4"/>|</text:span></text:p>
      <text:p text:style-name="P8">I don't want to break these chains</text:p>
      <text:p text:style-name="Preformatted_20_Text"/>
      <text:p text:style-name="Preformatted_20_Text">Dm <text:s text:c="7"/>Bb <text:s text:c="5"/>F <text:s text:c="8"/>C </text:p>
      <text:p text:style-name="Preformatted_20_Text">Your mouth, so hot Your web, I'm caught</text:p>
      <text:p text:style-name="Preformatted_20_Text">Gm <text:s text:c="7"/>D# <text:s text:c="4"/>A# <text:s text:c="8"/>D</text:p>
      <text:p text:style-name="Preformatted_20_Text">Your skin, so wet Black lace on sweat</text:p>
      <text:p text:style-name="Preformatted_20_Text"/>
      <text:p text:style-name="P3">Gm <text:s text:c="10"/>D# <text:s text:c="13"/>A# <text:s text:c="9"/><text:span text:style-name="T2">F</text:span> <text:s text:c="8"/>Cm </text:p>
      <text:p text:style-name="Preformatted_20_Text">I hear you calling and it's needles and pins (And pins)</text:p>
      <text:p text:style-name="P3"><text:s text:c="11"/>G# <text:s text:c="13"/>D# <text:s text:c="9"/>A# <text:s text:c="7"/>Am </text:p>
      <text:p text:style-name="Preformatted_20_Text">I want to hurt you just to hear you screaming my name</text:p>
      <text:p text:style-name="P3"><text:s text:c="16"/>F <text:s text:c="17"/>C <text:s text:c="9"/>G <text:s text:c="7"/>Dm</text:p>
      <text:p text:style-name="Preformatted_20_Text">Don't want to touch you but you're under my skin (Deep in)</text:p>
      <text:p text:style-name="P3"><text:s text:c="12"/>Bb <text:s text:c="15"/>F <text:s text:c="7"/>C <text:s text:c="7"/>Dm <text:s text:c="2"/>Bb <text:s/>F <text:s text:c="2"/>C</text:p>
      <text:p text:style-name="Preformatted_20_Text">I want to kiss you but your lips are venomous poison</text:p>
      <text:p text:style-name="P3"><text:s text:c="8"/>Dm <text:s text:c="4"/>Bb <text:s text:c="8"/>F <text:s text:c="6"/>C <text:s text:c="11"/>Dm <text:s text:c="2"/>Bb <text:s text:c="2"/>F <text:s text:c="2"/>C</text:p>
      <text:p text:style-name="Preformatted_20_Text">You're poison running through my veins You're poison</text:p>
      <text:p text:style-name="P3">Dm <text:s text:c="7"/>Bb <text:s text:c="5"/>F <text:s text:c="11"/>C <text:s text:c="8"/><text:span text:style-name="T1">|Bb <text:s text:c="4"/>|</text:span></text:p>
      <text:p text:style-name="Preformatted_20_Text">I don't want to break these chains You're poison</text:p>
      <text:p text:style-name="Preformatted_20_Text"/>
      <text:p text:style-name="P4">In<text:span text:style-name="T2">tr</text:span>o /Solo</text:p>
      <text:p text:style-name="Preformatted_20_Text"/>
      <text:p text:style-name="Preformatted_20_Text">Gm <text:s text:c="7"/>D# <text:s text:c="7"/>A# <text:s text:c="5"/>D</text:p>
      <text:p text:style-name="Preformatted_20_Text">One look could kill My pain, your thrill</text:p>
      <text:p text:style-name="Preformatted_20_Text"/>
      <text:p text:style-name="P10">Chorus</text:p>
      <text:p text:style-name="Preformatted_20_Text"/>
      <text:p text:style-name="P4">G <text:s text:c="2"/>Bb</text:p>
      <text:p text:style-name="Preformatted_20_Text">Poison, oh no</text:p>
      <text:p text:style-name="Preformatted_20_Text"/>
      <text:p text:style-name="P11">Chorus <text:span text:style-name="T2">zu Dm <text:s text:c="2"/>Bb <text:s/>F <text:s text:c="2"/>C</text:span></text:p>
      <text:p text:style-name="P4"/>
      <text:p text:style-name="Preformatted_20_Text">Runnin' deep inside my veins,</text:p>
      <text:p text:style-name="Preformatted_20_Text">Burnin' deep inside my veins</text:p>
      <text:p text:style-name="Preformatted_20_Text">It's poison I don't wanna break these chains</text:p>
      <text:p text:style-name="P7">Poi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5-01-25T21:28:57.386401488</meta:creation-date>
    <dc:date>2017-12-07T19:01:00.625841078</dc:date>
    <dc:creator>benutzer </dc:creator>
    <meta:editing-duration>PT51M5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51" meta:word-count="332" meta:character-count="2228" meta:non-whitespace-character-count="1356"/>
  </office:meta>
</office:document-meta>
</file>